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irtualUserTable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rtualUserTabl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VirtualUserTable.mapRecipients( Map recipients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